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23%" fo:text-align="center" style:justify-single-word="false"/>
    </style:style>
    <style:style style:name="P2" style:family="paragraph" style:parent-style-name="Heading_20_3">
      <style:paragraph-properties fo:text-align="center" style:justify-single-word="false"/>
      <style:text-properties fo:font-size="14pt"/>
    </style:style>
    <style:style style:name="P3" style:family="paragraph" style:parent-style-name="Text_20_body">
      <style:paragraph-properties fo:line-height="123%"/>
    </style:style>
    <style:style style:name="P4" style:family="paragraph" style:parent-style-name="Text_20_body">
      <style:paragraph-properties fo:line-height="123%" fo:text-align="start"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text-properties fo:font-size="14pt"/>
    </style:style>
    <style:style style:name="P8" style:family="paragraph" style:parent-style-name="Text_20_body">
      <style:paragraph-properties fo:text-align="start" style:justify-single-word="false"/>
      <style:text-properties fo:font-size="14pt"/>
    </style:style>
    <style:style style:name="P9" style:family="paragraph" style:parent-style-name="Text_20_body">
      <style:paragraph-properties fo:line-height="123%" fo:text-align="start" style:justify-single-word="false"/>
      <style:text-properties fo:font-size="14pt"/>
    </style:style>
    <style:style style:name="P10" style:family="paragraph" style:parent-style-name="Heading_20_1">
      <style:paragraph-properties fo:line-height="123%" fo:text-align="center" style:justify-single-word="false"/>
    </style:style>
    <style:style style:name="P11" style:family="paragraph" style:parent-style-name="Heading_20_2">
      <style:paragraph-properties fo:text-align="justify" style:justify-single-word="false"/>
    </style:style>
    <style:style style:name="P12" style:family="paragraph" style:parent-style-name="Heading_20_5">
      <style:paragraph-properties fo:text-align="start" style:justify-single-word="false"/>
      <style:text-properties fo:font-weight="normal"/>
    </style:style>
    <style:style style:name="P13" style:family="paragraph" style:parent-style-name="Heading_20_5">
      <style:paragraph-properties fo:text-align="start" style:justify-single-word="false"/>
    </style:style>
    <style:style style:name="P14" style:family="paragraph" style:parent-style-name="Heading_20_5">
      <style:paragraph-properties fo:text-align="center"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paragraph-properties fo:line-height="123%"/>
    </style:style>
    <style:style style:name="P17" style:family="paragraph" style:parent-style-name="Text_20_body">
      <style:paragraph-properties fo:line-height="123%" fo:text-align="center" style:justify-single-word="false"/>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text-properties fo:font-size="14pt"/>
    </style:style>
    <style:style style:name="P20" style:family="paragraph" style:parent-style-name="Text_20_body">
      <style:paragraph-properties fo:text-align="center" style:justify-single-word="false"/>
      <style:text-properties fo:font-size="14pt" fo:font-weight="bold"/>
    </style:style>
    <style:style style:name="P21" style:family="paragraph" style:parent-style-name="Text_20_body">
      <style:paragraph-properties fo:text-align="start" style:justify-single-word="false"/>
    </style:style>
    <style:style style:name="T1" style:family="text">
      <style:text-properties fo:font-weight="bold"/>
    </style:style>
    <style:style style:name="T2" style:family="text">
      <style:text-properties fo:color="#ff0000" fo:font-size="24pt"/>
    </style:style>
    <style:style style:name="T3" style:family="text">
      <style:text-properties fo:font-size="14pt"/>
    </style:style>
    <style:style style:name="T4" style:family="text">
      <style:text-properties fo:font-size="14pt" fo:font-weight="bold"/>
    </style:style>
    <style:style style:name="T5" style:family="text">
      <style:text-properties fo:color="#000000" fo:font-size="14pt"/>
    </style:style>
    <style:style style:name="T6" style:family="text">
      <style:text-properties fo:color="#000000" fo:font-size="14pt" fo:language="es" fo:country="ES"/>
    </style:style>
    <style:style style:name="T7" style:family="text">
      <style:text-properties fo:color="#ffcf35" fo:font-size="14pt"/>
    </style:style>
    <style:style style:name="T8" style:family="text">
      <style:text-properties fo:font-weight="normal"/>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text:span text:style-name="T3">Final Exam</text:span></text:h>
      <text:section text:style-name="Sect1" text:name="intro">
        <text:p text:style-name="Text_20_body"/>
        <text:section text:style-name="Sect1" text:name="yui_3_17_2_1_1624024081510_77">
          <text:h text:style-name="P1" text:outline-level="1"><text:span text:style-name="Strong_20_Emphasis"><text:span text:style-name="T2">PLEASE READ THE INSTRUCTIONS BEFORE ANSWERING THE EXAM</text:span></text:span></text:h>
          <text:p text:style-name="P17"><text:span text:style-name="Strong_20_Emphasis"><text:span text:style-name="T3">Instruccions</text:span></text:span></text:p>
          <text:p text:style-name="P3"><text:span text:style-name="Strong_20_Emphasis"><text:span text:style-name="T3">Openning time:</text:span></text:span> <text:span text:style-name="T3">March 22 00:00 hours</text:span></text:p>
          <text:p text:style-name="Text_20_body"><text:span text:style-name="T4">Closing time:</text:span><text:span text:style-name="T3"> March 28 22:00 hours</text:span></text:p>
          <text:p text:style-name="Text_20_body"><text:span text:style-name="Strong_20_Emphasis"><text:span text:style-name="T5">Prerequisites: </text:span></text:span><text:span text:style-name="T5">Study (Blanchard and Johnson 2017, Chapters 1-6 &amp; 17-19), (Lora and Prada 2016, Chapter 2) and (Banco de la República 2020, Chapter 2) </text:span></text:p>
          <text:p text:style-name="P5"><text:span text:style-name="Strong_20_Emphasis"><text:span text:style-name="T3">Structure and Format</text:span></text:span></text:p>
          <text:h text:style-name="P12" text:outline-level="5"><text:span text:style-name="T1">1. </text:span>The questionnaire consists of six (6) questions and must be presented individually. Therefore, if it is answered in group, the grade will be zero (0).</text:h>
          <text:h text:style-name="P13" text:outline-level="5">2. <text:span text:style-name="T8">The questions are in english but you can answer them in spanish or in english. This will not affect the final grade.</text:span></text:h>
          <text:h text:style-name="P13" text:outline-level="5">3. <text:span text:style-name="T8">For the presentation of the questionnaire, it is recommended to have a calculator or a program such as Excel to speed up the calculations and paper for the development that is required when answer, since it will not be possible to upload attachments to the answer.</text:span></text:h>
          <text:h text:style-name="P13" text:outline-level="5"><text:span text:style-name="T3">4. </text:span><text:span text:style-name="T8">All six (6) questions that are part of the questionnaire are open and therefore are not of multiple choice.</text:span></text:h>
          <text:h text:style-name="P13" text:outline-level="5">5. <text:span text:style-name="T8">Each question has the same weight in the total score and will be scored on a scale of 50 points. In other words, each question has a maximum possible score of 8.33 points.</text:span></text:h>
          <text:h text:style-name="P14" text:outline-level="5"><text:bookmark text:name="yui_3_17_2_1_1624024081510_76"/>Available time</text:h>
          <text:p text:style-name="P8"><text:span text:style-name="T1">1. </text:span>Two (2) hours available to answer. Also, one (1) additional hour is included in case there is a technical problem. In that sense in total, three (3) hours are available.</text:p>
          <text:p text:style-name="P20">Attemps allowed</text:p>
          <text:p text:style-name="P8"><text:span text:style-name="T1">1. </text:span>One and only one </text:p>
        </text:section>
      </text:section>
      <text:p text:style-name="P15"><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06-18T08:49:50.202149262</dc:date>
    <meta:editing-duration>PT37M7S</meta:editing-duration>
    <meta:editing-cycles>14</meta:editing-cycles>
    <meta:generator>LibreOffice/6.4.7.2$Linux_X86_64 LibreOffice_project/40$Build-2</meta:generator>
    <meta:document-statistic meta:table-count="0" meta:image-count="0" meta:object-count="0" meta:page-count="1" meta:paragraph-count="16" meta:word-count="240" meta:character-count="1359" meta:non-whitespace-character-count="1133"/>
  </office:meta>
</office:document-meta>
</file>